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A77A675B466D1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9.888cm" draw:z-index="0"><draw:image xlink:href="Pictures/1000000000000556000003001A77A675B466D10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1-19T21:30:23.048000000</dc:date>
    <meta:editing-duration>PT4H17M50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